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972cm" fo:margin-left="0cm" table:align="left"/>
    </style:style>
    <style:style style:name="Table1.A" style:family="table-column">
      <style:table-column-properties style:column-width="4.99cm"/>
    </style:style>
    <style:style style:name="Table1.C" style:family="table-column">
      <style:table-column-properties style:column-width="4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 style:master-page-name="MP0">
      <style:paragraph-properties style:page-number="auto" fo:break-before="page"/>
      <style:text-properties fo:language="en" fo:country="US"/>
    </style:style>
    <style:style style:name="P3" style:family="paragraph" style:parent-style-name="Normal">
      <style:text-properties fo:language="en" fo:country="US" officeooo:rsid="0016a10f" officeooo:paragraph-rsid="0016a10f"/>
    </style:style>
    <style:style style:name="P4" style:family="paragraph" style:parent-style-name="Normal">
      <style:text-properties fo:language="en" fo:country="US" officeooo:rsid="0019232d" officeooo:paragraph-rsid="0019232d"/>
    </style:style>
    <style:style style:name="P5" style:family="paragraph" style:parent-style-name="Normal">
      <style:text-properties officeooo:rsid="0019232d" officeooo:paragraph-rsid="0019232d"/>
    </style:style>
    <style:style style:name="P6" style:family="paragraph" style:parent-style-name="Normal">
      <style:text-properties officeooo:rsid="001b7412" officeooo:paragraph-rsid="001b7412"/>
    </style:style>
    <style:style style:name="P7" style:family="paragraph" style:parent-style-name="Normal">
      <style:text-properties officeooo:rsid="001c0160" officeooo:paragraph-rsid="001c0160"/>
    </style:style>
    <style:style style:name="P8" style:family="paragraph" style:parent-style-name="Normal">
      <style:text-properties officeooo:rsid="001c2e1f" officeooo:paragraph-rsid="001c2e1f"/>
    </style:style>
    <style:style style:name="P9" style:family="paragraph" style:parent-style-name="Normal">
      <style:text-properties officeooo:rsid="001d6116" officeooo:paragraph-rsid="001d6116"/>
    </style:style>
    <style:style style:name="P10" style:family="paragraph" style:parent-style-name="Normal">
      <style:text-properties officeooo:rsid="001f4429" officeooo:paragraph-rsid="001f44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rio de bordo </text:p>
      <text:p text:style-name="P3">Pedro Cunial Campos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Data:</text:p>
          </table:table-cell>
          <table:table-cell table:style-name="Table1.A1" table:number-columns-spanned="2" office:value-type="string">
            <text:p text:style-name="P4">05/03/2018</text:p>
          </table:table-cell>
          <table:covered-table-cell/>
        </table:table-row>
        <table:table-row>
          <table:table-cell table:style-name="Table1.A1" office:value-type="string">
            <text:p text:style-name="Normal">Dados de endereçamento do(s) alvo(s)</text:p>
          </table:table-cell>
          <table:table-cell table:style-name="Table1.A1" table:number-columns-spanned="2" office:value-type="string">
            <text:p text:style-name="P5">IP: 10.0.0.102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Normal">Dados coletados de Rede (Portas/serviços, topologia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Normal"/>
            <text:p text:style-name="Normal">Nmap scan report for 10.0.0.102</text:p>
            <text:p text:style-name="Normal">Host is up (0.022s latency).</text:p>
            <text:p text:style-name="Normal">Not shown: 978 closed ports</text:p>
            <text:p text:style-name="Normal">PORT <text:s text:c="4"/>STATE SERVICE <text:s text:c="4"/>VERSION</text:p>
            <text:p text:style-name="Normal">21/tcp <text:s text:c="2"/>open <text:s/>ftp <text:s text:c="8"/>vsftpd 2.3.4</text:p>
            <text:p text:style-name="Normal">22/tcp <text:s text:c="2"/>open <text:s/>ssh <text:s text:c="8"/>OpenSSH 4.7p1 Debian 8ubuntu1 (protocol 2.0)</text:p>
            <text:p text:style-name="Normal">23/tcp <text:s text:c="2"/>open <text:s/>telnet <text:s text:c="5"/>Linux telnetd</text:p>
            <text:p text:style-name="Normal">25/tcp <text:s text:c="2"/>open <text:s/>smtp <text:s text:c="7"/>Postfix smtpd</text:p>
            <text:p text:style-name="Normal">80/tcp <text:s text:c="2"/>open <text:s/>http <text:s text:c="7"/>Apache httpd 2.2.8 ((Ubuntu) DAV/2)</text:p>
            <text:p text:style-name="Normal">111/tcp <text:s/>open <text:s/>rpcbind <text:s text:c="4"/>2 (RPC #100000)</text:p>
            <text:p text:style-name="Normal">139/tcp <text:s/>open <text:s/>netbios-ssn Samba smbd 3.X - 4.X (workgroup: WORKGROUP)</text:p>
            <text:p text:style-name="Normal">445/tcp <text:s/>open <text:s/>netbios-ssn Samba smbd 3.X - 4.X (workgroup: WORKGROUP)</text:p>
            <text:p text:style-name="Normal">512/tcp <text:s/>open <text:s/>exec <text:s text:c="7"/>netkit-rsh rexecd</text:p>
            <text:p text:style-name="Normal">513/tcp <text:s/>open <text:s/>login?</text:p>
            <text:p text:style-name="Normal">514/tcp <text:s/>open <text:s/>shell <text:s text:c="6"/>Netkit rshd</text:p>
            <text:p text:style-name="Normal">1099/tcp open <text:s/>rmiregistry GNU Classpath grmiregistry</text:p>
            <text:p text:style-name="Normal">1524/tcp open <text:s/>shell <text:s text:c="6"/>Bash shell (**BACKDOOR**; root shell)</text:p>
            <text:p text:style-name="Normal">2049/tcp open <text:s/>nfs <text:s text:c="8"/>2-4 (RPC #100003)</text:p>
            <text:p text:style-name="Normal">2121/tcp open <text:s/>ftp <text:s text:c="8"/>ProFTPD 1.3.1</text:p>
            <text:p text:style-name="Normal">3306/tcp open <text:s/>mysql <text:s text:c="6"/>MySQL 5.0.51a-3ubuntu5</text:p>
            <text:p text:style-name="Normal">5432/tcp open <text:s/>postgresql <text:s/>PostgreSQL DB 8.3.0 - 8.3.7</text:p>
            <text:p text:style-name="Normal">5900/tcp open <text:s/>vnc <text:s text:c="8"/>VNC (protocol 3.3)</text:p>
            <text:p text:style-name="Normal">6000/tcp open <text:s/>X11 <text:s text:c="8"/>(access denied)</text:p>
            <text:p text:style-name="Normal">6667/tcp open <text:s/>irc <text:s text:c="8"/>UnrealIRCd</text:p>
            <text:p text:style-name="Normal">8009/tcp open <text:s/>ajp13 <text:s text:c="6"/>Apache Jserv (Protocol v1.3)</text:p>
            <text:p text:style-name="Normal">8180/tcp open <text:s/>http <text:s text:c="7"/>Apache Tomcat/Coyote JSP engine 1.1</text:p>
            <text:p text:style-name="Normal">Service Info: Hosts: <text:s/><text:soft-page-break/>metasploitable.localdomain, localhost, insper, irc.Metasploitable.LAN; OSs: Unix, Linux; CPE: cpe:/o:linux:linux_kernel</text:p>
            <text:p text:style-name="Normal"/>
            <text:p text:style-name="Normal">Nmap scan report for 10.0.0.102</text:p>
            <text:p text:style-name="Normal">Host is up (0.0096s latency).</text:p>
            <text:p text:style-name="Normal">Not shown: 993 closed ports</text:p>
            <text:p text:style-name="Normal">PORT <text:s text:c="4"/>STATE <text:s text:c="8"/>SERVICE</text:p>
            <text:p text:style-name="Normal">53/udp <text:s text:c="2"/>open <text:s text:c="9"/>domain</text:p>
            <text:p text:style-name="Normal">68/udp <text:s text:c="2"/>open|filtered dhcpc</text:p>
            <text:p text:style-name="Normal">69/udp <text:s text:c="2"/>open|filtered tftp</text:p>
            <text:p text:style-name="Normal">111/udp <text:s/>open <text:s text:c="9"/>rpcbind</text:p>
            <text:p text:style-name="Normal">137/udp <text:s/>open <text:s text:c="9"/>netbios-ns</text:p>
            <text:p text:style-name="Normal">138/udp <text:s/>open|filtered netbios-dgm</text:p>
            <text:p text:style-name="Normal">2049/udp open <text:s text:c="9"/>nfs</text:p>
            <text:p text:style-name="Normal">MAC Address: E8:B1:FC:80:FD:E0 (Intel Corporate)</text:p>
            <text:p text:style-name="Normal"/>
            <text:p text:style-name="Normal">PORT <text:s text:c="4"/>STATE SERVICE</text:p>
            <text:p text:style-name="Normal">1524/tcp open <text:s/>ingreslock</text:p>
            <text:p text:style-name="Normal"/>
            <text:p text:style-name="Normal"/>
            <text:p text:style-name="Normal"/>
          </table:table-cell>
          <table:covered-table-cell/>
          <table:table-cell table:style-name="Table1.A1" office:value-type="string">
            <text:p text:style-name="P7"/>
            <text:p text:style-name="P7">Nmap -sV &lt;target&gt;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8">nmap -sU &lt;target&gt;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nmap --script vuln -p1524 -Pn &lt;target&gt;</text:p>
            <text:p text:style-name="P9"/>
            <text:p text:style-name="P9">nmap --script vuln -p21-25,80,111,139,445,512-514,1099,1524,2049,2121,3306,5432,5900,6000,6667,8009,8180 -Pn 10.0.0.102</text:p>
          </table:table-cell>
        </table:table-row>
        <table:table-row>
          <table:table-cell table:style-name="Table1.A1" table:number-columns-spanned="2" office:value-type="string">
            <text:p text:style-name="Normal">Dados coletados de aplicação (SO, versões de serviços..)</text:p>
          </table:table-cell>
          <table:covered-table-cell/>
          <table:table-cell table:style-name="Table1.A1" office:value-type="string">
            <text:p text:style-name="Normal">Comando utilizado</text:p>
          </table:table-cell>
        </table:table-row>
        <table:table-row>
          <table:table-cell table:style-name="Table1.A1" table:number-columns-spanned="2" office:value-type="string">
            <text:p text:style-name="P6">SO: Linux <text:s/>(ttl = 64 – ping)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table-cell table:style-name="Table1.A1" office:value-type="string">
            <text:p text:style-name="P6">Ping -c 3 &lt;target&gt;</text:p>
          </table:table-cell>
        </table:table-row>
        <table:table-row>
          <table:table-cell table:style-name="Table1.A1" table:number-columns-spanned="3" office:value-type="string">
            <text:p text:style-name="Normal">Vulnerabilidades 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P10">Telnet &lt;target&gt; 1524 → acesso ao shell como root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Exploração</text:p>
          </table:table-cell>
          <table:covered-table-cell/>
          <table:covered-table-cell/>
        </table:table-row>
        <text:soft-page-break/>
        <table:table-row>
          <table:table-cell table:style-name="Table1.A1" table:number-columns-spanned="3" office:value-type="string"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>Outras informações úteis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/>
    <dc:description/>
    <dc:subject/>
    <meta:initial-creator>Rodolfo Avelino</meta:initial-creator>
    <meta:creation-date>2018-03-05T15:47:00Z</meta:creation-date>
    <dc:date>2018-03-05T15:30:10.217845873</dc:date>
    <meta:editing-cycles>5</meta:editing-cycles>
    <meta:editing-duration>PT24M49S</meta:editing-duration>
    <meta:document-statistic meta:table-count="1" meta:image-count="0" meta:object-count="0" meta:page-count="3" meta:paragraph-count="61" meta:word-count="297" meta:character-count="2340" meta:non-whitespace-character-count="1875"/>
    <meta:template xlink:type="simple" xlink:actuate="onRequest" xlink:title="" xlink:href="Normal.dotm"/>
  </office:meta>
</office:document-meta>
</file>